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ihe: Aritmetiikan harjoittelu</text:p>
      <text:p text:style-name="Standard"/>
      <text:p text:style-name="Standard">Toteutan ohjelman, joka luo yksinkertaisia aritmeettisia tehtäviä käyttäjälle erilaisten käyttäjän antamien asetusten mukaan. Ohjelma antaa myös palautetta käyttäjän onnistumisesta ja tekee siitä tilastoja. Käyttäjä voi tallentaa tietonsa ja asetuksensa tiedostoon ja ladata ne myöhem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ha Hakkanen</meta:initial-creator>
    <meta:creation-date>2012-05-16T16:22:55</meta:creation-date>
    <meta:generator>OpenOffice.org/3.2$Unix OpenOffice.org_project/320m12$Build-9483</meta:generator>
    <dc:date>2012-05-16T16:27:53</dc:date>
    <dc:creator>Juha Hakkanen</dc:creator>
    <meta:editing-duration>PT00H04M59S</meta:editing-duration>
    <meta:editing-cycles>2</meta:editing-cycles>
    <meta:document-statistic meta:table-count="0" meta:image-count="0" meta:object-count="0" meta:page-count="1" meta:paragraph-count="2" meta:word-count="37" meta:character-count="318"/>
  </office:meta>
</office:document-meta>
</file>